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D000000E8F545553F.png" manifest:media-type="image/png"/>
  <manifest:file-entry manifest:full-path="Pictures/100002010000009900000029AD84F61D.png" manifest:media-type="image/png"/>
  <manifest:file-entry manifest:full-path="Pictures/100002010000037D000000E8660C30DB.png" manifest:media-type="image/png"/>
  <manifest:file-entry manifest:full-path="Pictures/10000000000005000000040075776B7E.png" manifest:media-type="image/png"/>
  <manifest:file-entry manifest:full-path="Pictures/100000000000050000000400CC78EFDA.png" manifest:media-type="image/png"/>
  <manifest:file-entry manifest:full-path="Pictures/1000000000000500000004008294031B.png" manifest:media-type="image/png"/>
  <manifest:file-entry manifest:full-path="Pictures/1000000000000500000004002622CB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086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4.516cm" draw:shadow-color="#808080" draw:shadow-opacity="75%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fo:min-height="4.065cm" draw:shadow-color="#808080" draw:shadow-opacity="75%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56pt"/>
    </style:style>
    <style:style style:name="P4" style:family="paragraph">
      <style:text-properties fo:font-size="12pt"/>
    </style:style>
    <style:style style:name="P5" style:family="paragraph">
      <style:paragraph-properties fo:text-align="start"/>
      <style:text-properties fo:font-size="48pt" style:font-size-asian="48pt" style:font-size-complex="48pt"/>
    </style:style>
    <style:style style:name="P6" style:family="paragraph">
      <style:text-properties fo:font-size="96pt" style:font-size-asian="96pt" style:font-size-complex="9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96pt" style:font-size-asian="96pt" style:font-size-complex="96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presentation:style-name="pr1" draw:layer="layout" svg:width="42.686cm" svg:height="4.798cm" svg:x="1.256cm" svg:y="6.632cm" presentation:class="title" presentation:user-transformed="true">
          <draw:text-box>
            <text:p>Nubis Project Introduction</text:p>
          </draw:text-box>
        </draw:frame>
        <draw:frame draw:style-name="gr1" draw:layer="layout" svg:width="13.604cm" svg:height="2.876cm" svg:x="15.748cm" svg:y="13.38cm">
          <draw:text-box>
            <text:p>June 10 2015</text:p>
          </draw:text-box>
        </draw:frame>
        <draw:frame draw:style-name="gr2" draw:layer="layout" svg:width="17.245cm" svg:height="2.622cm" svg:x="13.743cm" svg:y="18.796cm">
          <draw:text-box>
            <text:p>irc: #nubis-users</text:p>
          </draw:text-box>
        </draw:frame>
        <draw:frame draw:style-name="gr3" draw:text-style-name="P1" draw:layer="layout" svg:width="45.282cm" svg:height="1.267cm" svg:x="0cm" svg:y="34.544cm">
          <draw:text-box>
            <text:p><text:span text:style-name="T1">https://github.com/Nubisproject/nubis-docs/blob/master/presentations/INubis_Introduction_20150610.odp</text:span></text:p>
          </draw:text-box>
        </draw:frame>
        <draw:frame draw:style-name="gr3" draw:text-style-name="P2" draw:layer="layout" svg:width="31.854cm" svg:height="2.622cm" svg:x="6.858cm" svg:y="24.556cm">
          <draw:text-box>
            <text:p text:style-name="P2"><text:a xlink:href="https://github.com/Nubisproject" xlink:type="simple">https://github.com/Nubisproject</text:a></text:p>
          </draw:text-box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What we will cover</text:p>
          </draw:text-box>
        </draw:frame>
        <draw:frame draw:style-name="gr3" draw:text-style-name="P2" draw:layer="layout" svg:width="34.516cm" svg:height="16.848cm" svg:x="3.81cm" svg:y="10.16cm">
          <draw:text-box>
            <text:list text:style-name="L3">
              <text:list-item>
                <text:p text:style-name="P2">What we are trying to accomplish</text:p>
              </text:list-item>
            </text:list>
            <text:list text:style-name="L4">
              <text:list-item>
                <text:p text:style-name="P2">What is Nubis</text:p>
              </text:list-item>
              <text:list-item>
                <text:p text:style-name="P2">What Nubis is not</text:p>
              </text:list-item>
              <text:list-item>
                <text:p text:style-name="P2">What we have now</text:p>
              </text:list-item>
              <text:list-item>
                <text:p text:style-name="P2">Where we are going</text:p>
              </text:list-item>
              <text:list-item>
                <text:p text:style-name="P2">Can I use Nubis today?</text:p>
              </text:list-item>
              <text:list-item>
                <text:p text:style-name="P2">What does the future hold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1" draw:layer="layout" svg:width="42.686cm" svg:height="4.798cm" svg:x="1.235cm" svg:y="0.811cm" presentation:class="title" presentation:user-transformed="true">
          <draw:text-box>
            <text:p>What we are attempting</text:p>
          </draw:text-box>
        </draw:frame>
        <draw:frame draw:style-name="gr5" draw:text-style-name="P3" draw:layer="layout" svg:width="41.07cm" svg:height="21.336cm" svg:x="2.11cm" svg:y="8.382cm">
          <draw:text-box>
            <text:p text:style-name="P3">We are attempting to build a holistic framework that makes deploying multiple resources <text:s/>simple, elegant and repeatable.</text:p>
          </draw:text-box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What is Nubis</text:p>
          </draw:text-box>
        </draw:frame>
        <draw:frame draw:style-name="gr3" draw:text-style-name="P2" draw:layer="layout" svg:width="24.568cm" svg:height="14.477cm" svg:x="2.54cm" svg:y="7.366cm">
          <draw:text-box>
            <text:list text:style-name="L4">
              <text:list-item>
                <text:p text:style-name="P2">Deployment framework</text:p>
              </text:list-item>
              <text:list-item>
                <text:p text:style-name="P2">AWS automation</text:p>
              </text:list-item>
              <text:list-item>
                <text:p text:style-name="P2">Toolset</text:p>
              </text:list-item>
              <text:list-item>
                <text:p text:style-name="P2">Open source</text:p>
              </text:list-item>
              <text:list-item>
                <text:p text:style-name="P2">Self Service</text:p>
              </text:list-item>
              <text:list-item>
                <text:p text:style-name="P2">Infrastructure as code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What Nubis is not</text:p>
          </draw:text-box>
        </draw:frame>
        <draw:frame draw:style-name="gr3" draw:text-style-name="P2" draw:layer="layout" svg:width="13.341cm" svg:height="7.364cm" svg:x="3.048cm" svg:y="8.13cm">
          <draw:text-box>
            <text:list text:style-name="L4">
              <text:list-item>
                <text:p text:style-name="P2">PaaS</text:p>
              </text:list-item>
              <text:list-item>
                <text:p text:style-name="P2">IaaS</text:p>
              </text:list-item>
              <text:list-item>
                <text:p text:style-name="P2">Magic Bullet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What works today</text:p>
          </draw:text-box>
        </draw:frame>
        <draw:frame draw:style-name="gr3" draw:text-style-name="P5" draw:layer="layout" svg:width="40.383cm" svg:height="16.499cm" svg:x="1.273cm" svg:y="7.885cm">
          <draw:text-box>
            <text:list text:style-name="L4">
              <text:list-item>
                <text:p text:style-name="P5"><text:span text:style-name="T2">Deployments on AWS using Cloudformation</text:span></text:p>
              </text:list-item>
              <text:list-item>
                <text:p text:style-name="P5"><text:span text:style-name="T2">Cloudformation Nested Stacks</text:span></text:p>
              </text:list-item>
              <text:list-item>
                <text:p text:style-name="P5"><text:span text:style-name="T2">Simple monitoring with DataDog</text:span></text:p>
              </text:list-item>
              <text:list-item>
                <text:p text:style-name="P5"><text:span text:style-name="T2">Integration with Consul</text:span></text:p>
              </text:list-item>
              <text:list-item>
                <text:p text:style-name="P5"><text:span text:style-name="T2">Jenkins deployments into Stage and Prod</text:span></text:p>
              </text:list-item>
              <text:list-item>
                <text:p text:style-name="P5"><text:span text:style-name="T2">Bit-for-Bit repeatability between environments</text:span></text:p>
              </text:list-item>
              <text:list-item>
                <text:p text:style-name="P5"><text:span text:style-name="T2">Initial end-user documentation</text:span></text:p>
              </text:list-item>
              <text:list-item>
                <text:p text:style-name="P5"><text:span text:style-name="T2">Basic on-boarding processes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Where we are going</text:p>
          </draw:text-box>
        </draw:frame>
        <draw:frame draw:style-name="gr3" draw:text-style-name="P2" draw:layer="layout" svg:width="36.438cm" svg:height="23.961cm" svg:x="1.154cm" svg:y="7.112cm">
          <draw:text-box>
            <text:list text:style-name="L4">
              <text:list-item>
                <text:p text:style-name="P2">Backups</text:p>
              </text:list-item>
              <text:list-item>
                <text:p text:style-name="P2">Log searching capability</text:p>
              </text:list-item>
              <text:list-item>
                <text:p text:style-name="P2">Cross account data synchronization</text:p>
              </text:list-item>
              <text:list-item>
                <text:p text:style-name="P2">Automate SSL integration</text:p>
              </text:list-item>
              <text:list-item>
                <text:p text:style-name="P2">Automate DNS integration</text:p>
              </text:list-item>
              <text:list-item>
                <text:p text:style-name="P2">Platform versioning</text:p>
              </text:list-item>
              <text:list-item>
                <text:p text:style-name="P2">Additional documentation</text:p>
              </text:list-item>
              <text:list-item>
                <text:p text:style-name="P2">Simplifying deployments</text:p>
              </text:list-item>
              <text:list-item>
                <text:p text:style-name="P2">Testing framework</text:p>
              </text:list-item>
              <text:list-item>
                <text:p text:style-name="P2">Find more bugs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Usability Today</text:p>
          </draw:text-box>
        </draw:frame>
        <draw:frame draw:style-name="gr3" draw:text-style-name="P2" draw:layer="layout" svg:width="41.035cm" svg:height="7.364cm" svg:x="1.524cm" svg:y="9.4cm">
          <draw:text-box>
            <text:list text:style-name="L4">
              <text:list-item>
                <text:p text:style-name="P2">Not production ready</text:p>
              </text:list-item>
              <text:list-item>
                <text:p text:style-name="P2">Nearly ready for sandbox experiments</text:p>
              </text:list-item>
              <text:list-item>
                <text:p text:style-name="P2">Top line IT project (won't be abandoned)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1" draw:layer="layout" svg:width="42.686cm" svg:height="4.798cm" svg:x="1.235cm" svg:y="0.811cm" presentation:class="title">
          <draw:text-box>
            <text:p>Roadmap</text:p>
          </draw:text-box>
        </draw:frame>
        <draw:frame draw:style-name="gr3" draw:text-style-name="P2" draw:layer="layout" svg:width="39.812cm" svg:height="7.364cm" svg:x="1.082cm" svg:y="7.366cm">
          <draw:text-box>
            <text:list text:style-name="L4">
              <text:list-item>
                <text:p text:style-name="P2">Current – Finish initial (gen 1) build-out</text:p>
              </text:list-item>
              <text:list-item>
                <text:p text:style-name="P2">Next – Deploy five IT applications</text:p>
              </text:list-item>
              <text:list-item>
                <text:p text:style-name="P2">Then – Multi-tenancy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3" draw:text-style-name="P6" draw:layer="layout" svg:width="8.396cm" svg:height="4.347cm" svg:x="18.274cm" svg:y="15.466cm" presentation:class="title" presentation:user-transformed="true">
          <draw:text-box>
            <text:list text:style-name="L1">
              <text:list-item>
                <text:p><text:span text:style-name="T3">Q&amp;A</text:span></text:p>
              </text:list-item>
            </text:list>
          </draw:text-box>
        </draw:frame>
        <draw:frame draw:style-name="gr3" draw:text-style-name="P2" draw:layer="layout" svg:width="31.854cm" svg:height="2.622cm" svg:x="6.604cm" svg:y="30.734cm">
          <draw:text-box>
            <text:p text:style-name="P2"><text:a xlink:href="https://github.com/Nubisproject" xlink:type="simple">https://github.com/Nubisproject</text:a></text:p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2622CBF2.png" xlink:type="simple" xlink:show="embed" xlink:actuate="onLoad"/>
    <draw:fill-image draw:name="Bitmape_20_2" draw:display-name="Bitmape 2" xlink:href="Pictures/1000000000000500000004008294031B.png" xlink:type="simple" xlink:show="embed" xlink:actuate="onLoad"/>
    <draw:fill-image draw:name="Bitmape_20_3" draw:display-name="Bitmape 3" xlink:href="Pictures/100000000000050000000400CC78EFDA.png" xlink:type="simple" xlink:show="embed" xlink:actuate="onLoad"/>
    <draw:fill-image draw:name="Bitmape_20_4" draw:display-name="Bitmape 4" xlink:href="Pictures/10000000000005000000040075776B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51cm" svg:height="3.598cm" svg:x="15.632cm" svg:y="15.205cm">
        <draw:image xlink:href="Pictures/100002010000037D000000E8F545553F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2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3" draw:layer="backgroundobjects" svg:width="5.398cm" svg:height="1.446cm" svg:x="39.123cm" svg:y="0cm">
        <draw:image xlink:href="Pictures/100002010000009900000029AD84F61D.png" xlink:type="simple" xlink:show="embed" xlink:actuate="onLoad">
          <text:p/>
        </draw:image>
      </draw:frame>
      <draw:frame draw:name="Picture 3" draw:style-name="Mgr3" draw:text-style-name="MP3" draw:layer="backgroundobjects" svg:width="13.847cm" svg:height="3.598cm" svg:x="15.628cm" svg:y="15.205cm">
        <draw:image xlink:href="Pictures/100002010000037D000000E8660C30DB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6-09T15:00:37.262172713</dc:date>
    <meta:editing-cycles>14</meta:editing-cycles>
    <meta:editing-duration>PT3H1M16S</meta:editing-duration>
    <meta:generator>LibreOffice/4.2.8.2$Linux_X86_64 LibreOffice_project/420m0$Build-2</meta:generator>
    <meta:document-statistic meta:object-count="93"/>
  </office:meta>
</office:document-meta>
</file>